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0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113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6Hybrid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24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1" table:default-cell-style-name="ce1"/>
        <table:table-column table:style-name="co33" table:default-cell-style-name="ce1"/>
        <table:table-column table:style-name="co1" table:number-columns-repeated="5" table:default-cell-style-name="ce1"/>
        <table:table-column table:style-name="co34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27" table:default-cell-style-name="ce1"/>
        <table:table-column table:style-name="co1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38" table:default-cell-style-name="ce1"/>
        <table:table-column table:style-name="co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total point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nass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rlott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ratislav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cag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hicag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cag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penhag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sei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rsei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i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penhag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ussel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Zuric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Zuric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mb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la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ky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s_Angel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am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ew_Yor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hoeni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arsa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att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lt_Lake_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_Francisc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_Francisc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uala_Lumpu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ou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ou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sl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ydne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dne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ng_Ko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ngko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ussel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raz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ront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lla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ancouv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rlot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tlan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elgrad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iam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uenos_Ai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oront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int_Loui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aint_Loui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Zuric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tockhol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ockhol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Zuric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Zuric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Zuric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arsaw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msterda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elgrad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russel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Kuala_Lumpu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rlot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ong_Ko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akar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ano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kar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Zuric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aipe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aipe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aipe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hoenix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ic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arlot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msterda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msterda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nassa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lsink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os_Angel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atislav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ancouv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an_Francisco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os_Angel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os_Angel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Jakar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aipe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aipe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tockhol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ucklan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ucklan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aipe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aipe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ano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msterda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ar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ntiag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lant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icag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eattl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dri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w_Yor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nass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Zuric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arlot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ntiag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nassa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Kansas_Cit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elgrad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saw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penhag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la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la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rseil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ragu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elgr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la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ar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aipei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Kansas_City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no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ngkok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ingapor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noi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ratislav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ong_Ko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ong_Ko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ong_Ko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an_Francis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hoeni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hoeni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lant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ratislav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ratislav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uffal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tockhol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lla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erli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n_Francis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hoenix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eatt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att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ingapor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noi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ong_Ko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penhag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ert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rt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noi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no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ong_Ko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ar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Zuric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uenos_Air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nassa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lant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an_Francis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ragu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ontre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hicag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enn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hicago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am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ontre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oron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arlott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la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elsinki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elsinki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ri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ari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la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elgrad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erli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ussel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ragu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Jakart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hicago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Kuala_Lump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ong_Ko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akart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r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arseil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anoi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noi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Kuala_Lumpu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alt_Lake_City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nassa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nassa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nassa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ien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i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ontre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openhag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an_Francisc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elsinki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lt_Lake_City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ancouv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lt_Lake_City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ancouv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ngko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ong_Ko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okyo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elsink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delaid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delaid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angkok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ou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uala_Lumpu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Zuric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msterda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ami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w_Yor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aint_Lou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Kansas_City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lt_Lake_City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udapest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tlant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ew_York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ragu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anti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w_York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ontre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oront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eins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sl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saw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ragu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russel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rli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ratislav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ari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elgrad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anoi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tlant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kart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ingapor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ngkok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ngkok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elgrad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Kuala_Lumpu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Kuala_Lumpu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noi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attl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xic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ontre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icag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penhag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ric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lniu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alt_Lake_City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lgrad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oeni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att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alt_Lake_City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ano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oky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noi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arsaw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risban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risban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ou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oky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akart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eins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la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hicag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ontre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alt_Lake_City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nv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teinse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oront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ami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arajev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int_Lou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exico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uffal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arlot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ontre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r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erli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lniu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erl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rl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lgrad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ofi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ric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teins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msterda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okyo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aint_Loui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aipe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noi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ong_Kon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ong_Kon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ragu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ngko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ngko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ou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ancouv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os_Angel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ew_Yor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erli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eins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oront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allin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Kansas_City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ragu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os_Angele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os_Angel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couv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hoenix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ng_Kon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Kuala_Lumpu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Kuala_Lumpu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lniu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elbourn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elbourn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oky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uala_Lumpu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aipei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elgrad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lgrad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ew_York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uffal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int_Lou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hoenix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rseill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uffal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int_Lou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Zagreb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nassa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harlott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int_Loui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tla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nassa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ragu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ragu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ratislav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ratislav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agu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russel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ragu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ratislav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a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ngkok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n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ngkok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rt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aipe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ingapor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jublja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ou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u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mba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alla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xico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aint_Loui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lgrad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en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icag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russel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hicago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ien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nv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lla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n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n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mbai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Jakart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Jakart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sterda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Kuala_Lumpu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Kuala_Lumpu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Kuala_Lumpu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Jakart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mbai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la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einse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ontre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tlant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ew_Yor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nv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hicag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msterdam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hicag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Kansas_Cit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of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nsas_City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ontre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harlot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nassa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alla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sterda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enn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rli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lgrad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elgrad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en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msterd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teinse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msterd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rli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ingap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hoeni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ingapor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aipe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arsaw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ienn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Zagreb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mba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umba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ngko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nv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oront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n_Francisc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ront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penhag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int_Lou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g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harlott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lniu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ag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n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alla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alla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rt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angko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umba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ragu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ngko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ngko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akart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ngkok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ngap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ragu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ratislav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xic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aint_Loui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nassa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harlot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alla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enn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ami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ntre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la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ew_York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aint_Lou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Kansas_City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w_York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tlant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rli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msterd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ig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en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ofi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msterda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sl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openhag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fi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eins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mba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am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ert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ri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enn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arsaw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en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eattl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ingapor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ansas_Cit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lt_Lake_Cit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Kansas_Cit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uffal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arsa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agu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tlant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msterd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exic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Zagre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alla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Kansas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Kansas_Cit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nsas_Cit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aipei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mba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ngko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ig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aipe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aipe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ingapor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er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en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agu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arlott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harlott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ront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oront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os_Angele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penhage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int_Lou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alla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arsaw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tlant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nassa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alla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uffal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uffa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atislav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jublja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allin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of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enn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jublja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enn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of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rag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ofi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ert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exic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oky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arsaw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ert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la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ofi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ancouv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aint_Loui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int_Loui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ew_Yor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alla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Zuric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ofi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ansas_City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arsa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int_Lou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jublja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ansas_Cit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hicag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hicag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icag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rli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ong_K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ng_K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mbai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mbai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okyo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rseil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jublja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int_Loui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Kansas_City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xic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xic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int_Loui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Zagreb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alla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ronto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jublja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all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n_Jos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tlant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lla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ew_York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ofi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russel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russel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russel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russel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ratislav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elsink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ari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erli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jubljan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eou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nassa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enn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icosi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la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er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ussel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icago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er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ancou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exic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am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arlott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ansas_Cit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of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erl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am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Zuric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ami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openhag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aint_Loui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int_Lou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int_Loui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int_Lou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ydne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er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er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allin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ancou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ancou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er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ert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lniu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penhag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enn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nassa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alla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am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n_Francisc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ansas_Cit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arsaw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ansas_Cit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uffal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russel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hoeni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ew_York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ami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ami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am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penhag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uric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sterda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dri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msterd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arsa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Zuric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en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en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enn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ydne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ew_York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lni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lniu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ofi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aipe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ri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ancouv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alt_Lake_Cit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r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icag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nv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ront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tre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ragu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arsa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alla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agu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nv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Zuric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xic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xic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exic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xic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icos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at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arlot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ussel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ilniu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eatt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couv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ancouv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ydne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ratislav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ofi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tlant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ami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uffal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uffal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tlant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rajev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x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xic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penha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nv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hoenix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alt_Lake_Cit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lt_Lake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lt_Lake_Cit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enn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ratislav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ofi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msterd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dri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rli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tockhol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la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penhag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lniu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i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ront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arsaw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ienn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ilniu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f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msterda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ert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int_Loui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lt_Lake_City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harlot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uffal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lt_Lake_Cit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xic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s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elgrad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xic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erl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nassa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tockhol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am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arlot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am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am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lniu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ancouv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eatt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fi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rajevo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hoenix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ilniu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lniu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ou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ond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seil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uffalo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xic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alt_Lake_Cit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nassa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w_York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erli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oeni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hoenix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teins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uenos_Air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nv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x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xic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xic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ilniu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lgra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lgra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arsa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ofi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i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jublja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lniu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penhag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ancouv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ontre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eou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msterda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ratislav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ran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arsaw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lt_Lake_City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ansas_City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ansas_City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ami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tla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att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n_Jos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jubljan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sl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i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tislav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tlant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sl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oront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ntre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oront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ntre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ar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lniu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ancouv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elgra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nv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lniu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int_Lou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ydne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arsaw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erl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ond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Kansas_City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lt_Lake_Cit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ntre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hoenix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xico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ankfur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lt_Lake_Cit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lt_Lake_Cit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msterd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ffalo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ansas_C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hoeni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hoeni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arsaw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fi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ratislav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agreb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teinse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penhag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rajev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arsa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rseil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en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uffal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ydne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ran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uchare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ragu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uchare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int_Loui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ami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int_Loui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nassa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s_Angel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int_Loui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hoenix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ilni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ond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lt_Lake_Cit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ienn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oront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ofi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ntrea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ami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ntrea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w_York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Zuric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int_Loui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lniu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ratislav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eattl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rajev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ydne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int_Loui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kopj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of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openhage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alla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att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hoeni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ew_Yor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arlot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uric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i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nv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udape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oronto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alla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eat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nv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n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sl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teins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enn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einse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rajev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Zagreb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Zagreb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lni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sl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arsa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alt_Lake_C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la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ydne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ragu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ilniu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the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ansas_Cit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eattl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ydne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ntre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ntrea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ancou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lt_Lake_Cit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sl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rseil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hoeni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eins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uffa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la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ew_Yor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oront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arlot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assa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ucklan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ar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ansas_Cit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ienn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i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nv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eatt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sl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enn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arsa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arsa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nv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n_Francisc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nv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ntre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ntrea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la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t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tt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lni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xic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tlant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ncouv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at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at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tockhol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il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Zuric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lni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iran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rajev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lni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rajev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ockhol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atislav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att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os_Angele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Zuric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gu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ra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uchare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kopj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harlot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w_Yo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rlot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tlant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n_Francisc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am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eattl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tockho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ilni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eat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i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att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allin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rlott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nassa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nassa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oront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en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icag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int_Lou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Zuric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harlot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lt_Lake_Cit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eatt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sl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ubli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ilni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oront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hoenix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n_Francisc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ancouv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oront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isbon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icos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s_Angel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i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icos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uffalo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nv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ancouv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ncouv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lsinki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lni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teinse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ran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kopj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ubli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eins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chare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lsink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elsink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uric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n_Francisc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of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fi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kopj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ratislav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ran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ew_York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harlot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attl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w_Yor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ew_York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nv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os_Angele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elsink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ila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icosi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lgra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ncouv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i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assa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tlant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ew_York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arlot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msterda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nsas_Cit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lt_Lake_Cit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einse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exic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Kansas_Cit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lt_Lake_Cit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Zuric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sl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sl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i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n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t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att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nassa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ofi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n_Jos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an_Francisc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arseil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i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i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i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os_Angel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n_Francisc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rse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Zagreb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la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kopj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lni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kopj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ratislav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elsink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seil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sl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dri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eattl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chares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la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ankfur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russel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penhag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iami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n_Francisc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w_York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oront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att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uffal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nv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nd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ockho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ilni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la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ntre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ussel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tlant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w_Yor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tlant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tlant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rseil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lt_Lake_Cit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sterd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la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arsa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anoi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arlott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msterd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rseil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jubljan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rl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icosi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ancouv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ancouv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ami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am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lniu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msterd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ncou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uchares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lniu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icosi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n_Francisc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an_Francisc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s_Angel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greb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jubljan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penhag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penhag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sl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il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sl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Zagreb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greb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msterda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n_Jos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msterda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erli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ussel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elgra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erl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lniu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lniu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ami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uffal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ancou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tlant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n_Francisc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l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ubl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ancouv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of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ew_York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msterd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ffal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uffal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uffal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uffal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sl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enn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ari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isinau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anoi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arlott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uric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icag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msterda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lni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rajev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msterda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Lond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s_Angel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os_Angel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uffal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slo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ancou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n_Jos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isina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n_Francisc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ront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icos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i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i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uchare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seill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i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the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sb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uchare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rseill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ockhol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jubljan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ockhol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ucklan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ancouv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sl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rseil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icosi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rseil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teinse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icosi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ydne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ari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ou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i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icosi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ancou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uchare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rajev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msterd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jubljan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i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rajev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ou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i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ou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i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dri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sterd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ydne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uchare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ky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arsa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msterda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ansas_Cit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ykjavik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rajev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uchare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hoeni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tockhol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n_Jos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_Jos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icosi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kopj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n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kopj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lt_Lake_C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msterda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lni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msterd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sterda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rajev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allin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uchare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uchare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the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ran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chare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sei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uchare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ubl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ockho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i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eins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uchares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teinse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sterda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sl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ydne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ucklan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lniu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n_Jos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icos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i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rseill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chare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nv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sei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icos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hisina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i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icos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i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n_Jos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kopj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dne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sl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arajev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en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oky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arsa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arsa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ockho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the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ockho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enn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nd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ond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i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iran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ilni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ilni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rli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msterda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arsa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os_Angel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icos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lni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hisinau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ig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rajev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the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kopj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kopj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ubli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kopj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einse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lni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ykjavik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lgrad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ockhol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ankfur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ockho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ucklan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akart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ucklan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lni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n_Jos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arsaw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razi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ubli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allin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elsink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rajev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lni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eins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oky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ilni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an_Jos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aipei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ira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arsa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ucklan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kopj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umba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mba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sl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ykjavik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rajevo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ilniu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ubli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i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i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ockhol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isinau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n_Francisc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icos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iran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arsa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enn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sterd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elsink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icos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kopj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arajev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ubl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ubli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he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icosi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the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sl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seil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rli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ubli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kart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icosi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arsa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oky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arsa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n_Jos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icos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uchares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ou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uchare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lniu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n_Jo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aipei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lniu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rajev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ucklan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enn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rseil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isinau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hisinau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ykjavi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Zuric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the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sl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sl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tockhol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udape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oky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ublin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s_Angel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sterd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s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ontre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n_Francisc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arsaw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lni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arsaw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ubl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kopj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rseil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dape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s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einse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llin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ankfu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kopj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tockhol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rajev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uric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s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dapes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arajev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arsaw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en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ri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tockhol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ockho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msterd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kopj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Jos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Jos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the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_Jos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msterd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icos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icos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teins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s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Zuric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int_Lou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en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icag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exic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ra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icos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cos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n_Francisc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teinse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ntiag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en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einse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uchares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elsink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dri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ockho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lt_Lake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elsink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arsa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elsinki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kopj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hisina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iran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nd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rajev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elsinki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ussel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ykjavik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erli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sl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udape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sl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i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akart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icos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msterda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msterda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ntiago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udape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agre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dri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Zagre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ipei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kopj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icos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arsaw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lni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oky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elai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rajev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arsaw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udape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lt_Lake_Cit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nsas_City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uckl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uckl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la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udape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agre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lt_Lake_Ci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enn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icos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ockho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nd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tockholm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adri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elsink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ankfur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ien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eatt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tockhol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enn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ockho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jublja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dap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icos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nkfur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udape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icos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ra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msterda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penhag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ratislav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rajev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uri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icos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sterda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nv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exic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aipei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dri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enn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lni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agre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jublja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rsa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dape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ars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ubli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rsa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ou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arsa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sterd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ykjavik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ykjavik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icos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kra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hoenix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lt_Lake_Cit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rajev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i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isb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agre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dap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ykjavik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dape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msterd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sl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dape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rse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ockhol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the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ancouv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ancouv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sl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n_Jos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n_Jos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dape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dap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sina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nd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Zagreb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icos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nd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isb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arsa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ckhol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einse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the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icosi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nkfu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enn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xic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kopj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arsaw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enn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lniu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rsaw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icos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icos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s_Angel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ond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ockho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sterda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enn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okyo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arsaw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arsaw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kopj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arajevo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iran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nsas_City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aint_Loui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xic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ins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uck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ir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arsa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n_Jo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udape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icosi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n_Jos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arsa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ars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s_Angel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lniu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adri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sl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dri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nd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rajev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kr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isina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dapes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udape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jublja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g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rajev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rajev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f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dri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rseil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kopj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sterda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ykjavi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xic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sl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sterda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sterda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lni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razi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ockho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rajev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dape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penhage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msterda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en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ockho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enn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enn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isb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ockhol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ykjavi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Zagreb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hicag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hicago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teins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am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eins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elsink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r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inse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icos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lni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ubl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enn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tockho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penhag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sl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erli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ubli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ockhol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enn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allin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ra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ran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sb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jubljan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hisi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g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nd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llin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allin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ilniu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razi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iran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elsink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udapes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einse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dr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ric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icag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arajev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elsink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razi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dri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of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llin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elsink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n_Francisc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isinau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ky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elsink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msterda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tockhol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erli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am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am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jubljan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n_Francisc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msterda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iran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jubljan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i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isin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kopj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kopj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chare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enn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uchare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lni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ran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r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nd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ig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agreb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kra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cos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ilniu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g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g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enos_Ai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ln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r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ig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ra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ra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ir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ig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r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ra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ran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ran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enos_Air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i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r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ra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isinau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r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ran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ir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r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tanbu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enos_Air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enos_Air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enos_Air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enos_Air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l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cos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_Avi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tanbu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ico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Ukra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uenos_Air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enos_Ai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isina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ra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enos_Air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the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enos_Air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ico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uenos_Air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enos_Air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enos_Air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enos_Air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lbour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cos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enn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uenos_Air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lsink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enos_Air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enos_Air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enos_Ai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uenos_Air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hen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ienn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ien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elsink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en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ydn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ydn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kra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kra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stanbu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isina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kra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kra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kra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chare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en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en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en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ydne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yd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en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r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kopj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en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ubl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ien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nd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ydn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ydne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dne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ydne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isba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ien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dr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ydne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ydne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ydn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ydney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ydne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dri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bour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lbour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dr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nd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lsink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kra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ckhol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the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ubl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dr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the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lbour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bour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dne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kra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ydn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r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lbour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lbour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lbour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lbour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ussel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elbour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tanbu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bour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lbou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lbour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krain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bou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lbour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isb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isb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ra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l_Avi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bl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l_Avi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sb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dr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l_Avi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isina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sb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z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risb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isba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lbour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d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lbour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l_Avi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lbour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se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isba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isba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isba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isba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of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risba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kra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isba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isba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isba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isba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isb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r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l_Avi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bli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sl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stanbu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ykjavi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l_Aviv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the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isinau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ront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rajev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rajev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r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isba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ykjavi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l_Avi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isba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kopj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isba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r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r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rt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azi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delaid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r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r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lsink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rt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rt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elai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elai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ykjavi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lsink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lsink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l_Avi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r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ntre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rajev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rt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ela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elai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l_Avi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ykjavi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r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elai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elai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delai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oront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rajev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ig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elai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delai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elai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ela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elai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rajev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rajev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llin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ancou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rajev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raje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elai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the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the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elai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rajev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rajev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rajev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ntre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russel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l_Avi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rajev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rajev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rajev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l_Avi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rajev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rajev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ussel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ussel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rajev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nti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ncou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rajev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russel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usse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rajev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ajev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usse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ussel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ussel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ancouv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f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ussel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ussel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ussel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bilis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ussel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ussel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f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f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ncou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ncou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ussel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f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f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usse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ssel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f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ofi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ofi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tiag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razi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ancou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ncou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f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f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f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f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of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f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icos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f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Zuric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z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azi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azi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_Jo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ront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_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z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az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azi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zi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azi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z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uric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Zuric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ntiag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ti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uri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Zuric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uri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rag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ontre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uric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Zuric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Zuric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uric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Zuric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ic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ntiag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tiag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uric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tiag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ntiag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ntiag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ankfur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cos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ntiag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ag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ntiag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ntia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tiag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iag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tiag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ag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ag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rag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ragu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ag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penhag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n_Jo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nkfu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ag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ag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a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ag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Jos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nkfur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ankfur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r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nkfu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ankfur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nkfur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allin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icos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rl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ankfu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nkfu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nkfur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nkfu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ag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r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r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ag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openhag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rl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rl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erl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elsink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ag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ela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penhag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rl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r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rli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r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ankfu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penhag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penhag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ankfu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allin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penhag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penhag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penhag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bilis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nkfur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llin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penhag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penhag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penhag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allin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rl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llin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llin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i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r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elsink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enhag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llin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llin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llin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the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rl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dri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allin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llin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llin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seil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penhag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dri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se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penha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seil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dri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dri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dri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agreb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penhag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dr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elsink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dr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dri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bilis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bili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llin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se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bilis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bili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seil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elsink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lsinki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dape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allin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cou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sink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seil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elsink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elsink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he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he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ub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bilis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the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bilis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seil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rseil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ubl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dri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ll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seill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bilis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se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rseill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ng_Kon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g_Ko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the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ng_Ko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g_Ko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lsink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ong_Ko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he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bilis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bilisi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l_Aviv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elsink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J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bilis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the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bilis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bilis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ico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agre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Zagre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ng_Ko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Zagre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eil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Zagre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ong_K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the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the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la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seil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il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he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ng_Ko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dape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agre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dap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bilis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ng_Ko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e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agre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ng_Ko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ng_Kon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ou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bilis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ng_Kon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agre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ong_Ko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ong_Ko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kart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akar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dap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kar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he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kar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_Ko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dap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Zagre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agre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ig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the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gre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kart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Zagre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Zagre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ubli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dap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akar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ub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Zagre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bl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gre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kar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dape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dape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hisina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agreb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ubl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akart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kar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ykjav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l_Aviv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l_Avi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kart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ub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l_Avi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xi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dap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kart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l_Avi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ubl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kart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kart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xic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udape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l_Avi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l_Avi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b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umba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umb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l_Aviv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l_Avi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mba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mba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ubli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umb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kart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l_Avi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ubl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ubl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chare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ubl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umb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umba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l_Avi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ykjavi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ykjavi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mba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umba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ykjavi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l_Aviv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ykjavi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ykjavi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l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mba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l_Avi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l_Avi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lgrad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l_Aviv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ykjavi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ykjavi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umba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la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l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ykjavi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ykjavi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l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mba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l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_Avi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sb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ykjavi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umba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mbai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ockhol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ila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l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la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ykjavi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uala_Lump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ky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oky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a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l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ky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ky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ykjavi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oky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mba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la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ykjavi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ykjavi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jublja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ig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ky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ky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l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ck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ou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o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ky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ky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o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ou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la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o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kjavi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oky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il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la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atislav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isina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ou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ou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o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ins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eins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o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o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ins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eins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eins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ins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tanb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eins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einse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ou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stanbu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xi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s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kopj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lniu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einse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lniu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ig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angko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ig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ig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eins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eins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ig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s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ig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ig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i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ins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g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ig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einse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kra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isb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ig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inse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isina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ipe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sinau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isina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g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ig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isina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sina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isina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sina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sina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isina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ig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nd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uchare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isinau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g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kopj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kopj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kopj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sinau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isina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kopj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ll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sterd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kopj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kopj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kopj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ina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kopj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kopj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isinau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lla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lgrad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kopj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hisina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uala_Lumpu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nass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uala_Lump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uala_Lump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opj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kopj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uala_Lump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s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uala_Lumpu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uala_Lump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uala_Lump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pj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uala_Lumpu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uala_Lump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kopj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assa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ockhol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uala_Lump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kopj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sterda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sl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sl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uala_Lumpu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uala_Lump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sl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sl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ffa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sl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sl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s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s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sl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uala_Lumpu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ffal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ratislav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msterd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sl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uala_Lump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sl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w_Y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ck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ck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ck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ck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w_Yor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ucklan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uck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ck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l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ckla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cklan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sl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w_Yor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stanbu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uckl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ck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sterd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ckla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isb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isb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sb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sb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icag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sb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isb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isb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k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sb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sb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ucklan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hicag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kra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rsa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arsa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uck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arsa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chares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ucha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char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char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chare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uchare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uchar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char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uchares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chare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sb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s_Angel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nd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b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sb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sa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isb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n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lgra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elgra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ckho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gra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lgra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v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gra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lgra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lgra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hare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gra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elgra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chares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nv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lla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lgra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chare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sb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uchares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att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gapo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at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at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at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at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ockho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ngapo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ockhol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elgra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at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nassa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att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gapo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gra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lgra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lgra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jubljan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jublj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jublj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jublj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tlan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ngapo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jubljan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jublj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jubljan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ngapo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tlant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uffal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ubljan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ngapo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ngapo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apo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tislav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atislav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tislav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tislav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am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jubljan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ratislav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atislav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ublj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atislav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jubljan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jubljan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am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w_Yor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tislav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jubljan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jubljan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jubljan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ngk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ngko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angko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ngko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gko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arlot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ll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atislav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ngko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ngko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tislav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angko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atislav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atislav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harlot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hicag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s_Angel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ngko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atislav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atislav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ratislav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tanbu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stanb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tanb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stanb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n_Francis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ass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gko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stanbu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stanbu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stanbu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angko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angko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n_Francisc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nv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tanbu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angko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angko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angko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ipe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aipe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ipe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aipe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ipe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hoeni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uffa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tanbu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aipe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aipe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nbu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aipe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tanbu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tanbu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oeni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nv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tlant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ipe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tanbu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stanbu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stanbu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int_Lo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krai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kra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kr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kr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t_Lou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int_Loui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int_Lou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int_Lou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int_Lou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kra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kra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kra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ra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kra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kra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kra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int_Loui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arlot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arlot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int_Loui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kra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aipe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aipe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ipe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lt_Lake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nd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lt_Lake_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t_Lake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lt_Lake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lt_Lake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nd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nd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n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nd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nd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nd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nd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lt_Lake_Cit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nt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n_Francisc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lt_Lake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t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_Angel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kra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k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kra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ansas_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no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no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ano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no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sas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o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ansas_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ansas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sas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ansas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oi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no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ano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no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noi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ansas_Cit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n_Francisc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oeni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hoeni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Kansas_Cit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o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o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ano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no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no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anoi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120"/>
        </table:table-row>
        <table:table-row table:style-name="ro1">
          <table:table-cell table:number-columns-repeated="1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16:37.51786403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16:40.058804852</dc:date>
    <meta:editing-duration>PT12S</meta:editing-duration>
    <meta:editing-cycles>2</meta:editing-cycles>
    <meta:generator>LibreOffice/6.4.7.2$Linux_X86_64 LibreOffice_project/40$Build-2</meta:generator>
    <meta:document-statistic meta:table-count="1" meta:cell-count="9781" meta:object-count="0"/>
  </office:meta>
</office:document-meta>
</file>